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ssql/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mssql-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s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262cm" svg:y="8.643cm">
          <text:p text:style-name="P6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line draw:style-name="gr10" draw:text-style-name="P9" draw:layer="layout" svg:x1="7.403cm" svg:y1="17.777cm" svg:x2="5.508cm" svg:y2="17.77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senzing/adm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adminer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line draw:style-name="gr8" draw:text-style-name="P9" draw:layer="layout" svg:x1="5.318cm" svg:y1="22.18cm" svg:x2="5.318cm" svg:y2="24.801cm">
          <text:p/>
        </draw:line>
        <draw:custom-shape draw:style-name="gr16" draw:text-style-name="P13" draw:layer="layout" svg:width="5.08cm" svg:height="2.54cm" svg:x="7.299cm" svg:y="23.22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445cm" svg:height="0.762cm" svg:x="7.611cm" svg:y="24.518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7.731cm" svg:y1="24.878cm" svg:x2="5.318cm" svg:y2="18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47:38.929000000</dc:date>
    <meta:editing-duration>PT54M58S</meta:editing-duration>
    <meta:editing-cycles>22</meta:editing-cycles>
    <meta:generator>LibreOffice/6.4.4.2$Windows_X86_64 LibreOffice_project/3d775be2011f3886db32dfd395a6a6d1ca2630ff</meta:generator>
    <meta:document-statistic meta:object-count="35"/>
  </office:meta>
</office:document-meta>
</file>